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WenQuanYi Micro Hei1" svg:font-family="'WenQuanYi Micro He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style:language-asian="es" style:country-asian="ES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loext:graphic-properties draw:fill="solid" draw:fill-color="#a7bfde" draw:opacity="50%"/>
      <style:paragraph-properties style:writing-mode="lr-tb"/>
    </style:style>
    <style:style style:name="P4" style:family="paragraph">
      <loext:graphic-properties draw:fill="solid" draw:fill-color="#d3dfee" draw:opacity="50%"/>
      <style:paragraph-properties style:writing-mode="lr-tb"/>
    </style:style>
    <style:style style:name="P5" style:family="paragraph">
      <loext:graphic-properties draw:fill="solid" draw:fill-color="#d8d8d8"/>
      <style:paragraph-properties style:writing-mode="lr-tb"/>
    </style:style>
    <style:style style:name="P6" style:family="paragraph">
      <loext:graphic-properties draw:fill="solid" draw:fill-color="#bfbfbf"/>
      <style:paragraph-properties style:writing-mode="lr-tb"/>
    </style:style>
    <style:style style:name="P7" style:family="paragraph">
      <loext:graphic-properties draw:fill="solid" draw:fill-color="#d3dfee" draw:opacity="70%"/>
      <style:paragraph-properties style:writing-mode="lr-tb"/>
    </style:style>
    <style:style style:name="P8" style:family="paragraph">
      <loext:graphic-properties draw:fill="solid" draw:fill-color="#a7bfde" draw:opacity="70%"/>
      <style:paragraph-properties style:writing-mode="lr-tb"/>
    </style:style>
    <style:style style:name="P9" style:family="paragraph">
      <style:paragraph-properties fo:margin-top="0cm" fo:margin-bottom="0cm" fo:line-height="115%" style:writing-mode="lr-tb"/>
    </style:style>
    <style:style style:name="P10" style:family="paragraph">
      <loext:graphic-properties draw:fill="none" draw:fill-color="#ffffff"/>
      <style:paragraph-properties fo:margin-top="0cm" fo:margin-bottom="0cm" fo:line-height="115%" style:writing-mode="lr-tb"/>
    </style:style>
    <style:style style:name="P11" style:family="paragraph">
      <style:paragraph-properties fo:margin-top="0cm" fo:margin-bottom="0.353cm" fo:line-height="115%" fo:text-align="end" style:writing-mode="lr-tb"/>
    </style:style>
    <style:style style:name="P12" style:family="paragraph">
      <loext:graphic-properties draw:fill="none" draw:fill-color="#ffffff"/>
      <style:paragraph-properties fo:margin-top="0cm" fo:margin-bottom="0.353cm" fo:line-height="115%" fo:text-align="end" style:writing-mode="lr-tb"/>
    </style:style>
    <style:style style:name="P13" style:family="paragraph">
      <style:paragraph-properties fo:margin-top="0cm" fo:margin-bottom="0.353cm" fo:line-height="115%" style:writing-mode="lr-tb"/>
    </style:style>
    <style:style style:name="T1" style:family="text">
      <style:text-properties fo:color="#808080" style:font-name="Calibri" fo:font-size="16pt" fo:language="es" fo:country="ES" fo:font-weight="bold" style:font-name-asian="Calibri" style:font-size-asian="16pt" style:font-weight-asian="bold" style:font-name-complex="Times New Roman" style:font-size-complex="16pt" style:language-complex="ar" style:country-complex="SA" style:font-weight-complex="bold"/>
    </style:style>
    <style:style style:name="T2" style:family="text">
      <style:text-properties style:use-window-font-color="true" style:font-name="Calibri" fo:font-size="12pt" fo:language="es" fo:country="ES" style:font-name-asian="Calibri" style:font-size-asian="12pt" style:font-name-complex="Times New Roman" style:font-size-complex="12pt" style:language-complex="ar" style:country-complex="SA"/>
    </style:style>
    <style:style style:name="T3" style:family="text">
      <style:text-properties fo:color="#1f497d" style:font-name="Calibri" fo:font-size="36pt" fo:language="es" fo:country="ES" fo:font-weight="bold" style:font-name-asian="Calibri" style:font-size-asian="36pt" style:font-weight-asian="bold" style:font-name-complex="Times New Roman" style:font-size-complex="36pt" style:language-complex="ar" style:country-complex="SA" style:font-weight-complex="bold"/>
    </style:style>
    <style:style style:name="T4" style:family="text">
      <style:text-properties fo:color="#4f81bd" style:font-name="Calibri" fo:font-size="18pt" fo:language="es" fo:country="ES" fo:font-weight="bold" style:font-name-asian="Calibri" style:font-size-asian="18pt" style:font-weight-asian="bold" style:font-name-complex="Times New Roman" style:font-size-complex="18pt" style:language-complex="ar" style:country-complex="SA" style:font-weight-complex="bold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middle" style:vertical-rel="page-content" style:horizontal-pos="center" style:horizontal-rel="page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fill="solid" draw:fill-color="#a7bfde" draw:opacity="50%" draw:textarea-horizontal-align="left" draw:textarea-vertical-align="top" draw:auto-grow-height="false" fo:min-height="5.618cm" fo:min-width="11.396cm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none" draw:fill="solid" draw:fill-color="#d3dfee" draw:opacity="50%" draw:textarea-horizontal-align="left" draw:textarea-vertical-align="top" draw:auto-grow-height="false" fo:min-height="7.077cm" fo:min-width="5.085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none" draw:fill="solid" draw:fill-color="#a7bfde" draw:opacity="50%" draw:textarea-horizontal-align="left" draw:textarea-vertical-align="top" draw:auto-grow-height="false" fo:min-height="7.077cm" fo:min-width="1.857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solid" draw:fill-color="#d8d8d8" draw:textarea-horizontal-align="left" draw:textarea-vertical-align="top" draw:auto-grow-height="false" fo:min-height="5.726cm" fo:min-width="6.211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none" draw:fill="solid" draw:fill-color="#bfbfbf" draw:textarea-horizontal-align="left" draw:textarea-vertical-align="top" draw:auto-grow-height="false" fo:min-height="8.535cm" fo:min-width="5.978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none" draw:fill="solid" draw:fill-color="#d8d8d8" draw:textarea-horizontal-align="left" draw:textarea-vertical-align="top" draw:auto-grow-height="false" fo:min-height="8.571cm" fo:min-width="6.152cm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none" draw:fill="solid" draw:fill-color="#d3dfee" draw:opacity="70%" draw:textarea-horizontal-align="left" draw:textarea-vertical-align="top" draw:auto-grow-height="false" fo:min-height="7.717cm" fo:min-width="2.692cm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none" draw:fill="solid" draw:fill-color="#a7bfde" draw:opacity="70%" draw:textarea-horizontal-align="left" draw:textarea-vertical-align="top" draw:auto-grow-height="false" fo:min-height="7.684cm" fo:min-width="9.467cm" fo:padding-top="0.229cm" fo:padding-bottom="0.229cm" fo:padding-left="0.441cm" fo:padding-right="0.441cm" fo:wrap-option="wrap" draw:shadow-color="#808080" style:run-through="foreground"/>
    </style:style>
    <style:style style:name="gr11" style:family="graphic">
      <style:graphic-properties draw:stroke="none" draw:fill="solid" draw:fill-color="#d3dfee" draw:opacity="70%" draw:textarea-horizontal-align="left" draw:textarea-vertical-align="top" draw:auto-grow-height="false" fo:min-height="6.828cm" fo:min-width="6.181cm" fo:padding-top="0.229cm" fo:padding-bottom="0.229cm" fo:padding-left="0.441cm" fo:padding-right="0.441cm" fo:wrap-option="wrap" draw:shadow-color="#808080" style:run-through="foreground"/>
    </style:style>
    <style:style style:name="gr12" style:family="graphic">
      <style:graphic-properties draw:stroke="none" draw:fill="none" draw:fill-color="#ffffff" draw:textarea-horizontal-align="justify" draw:textarea-vertical-align="top" draw:auto-grow-height="true" fo:min-height="1.582cm" fo:min-width="14.312cm" fo:padding-top="0.127cm" fo:padding-bottom="0.127cm" fo:padding-left="0.254cm" fo:padding-right="0.254cm" fo:wrap-option="wrap" draw:shadow-color="#808080" style:run-through="foreground"/>
    </style:style>
    <style:style style:name="gr13" style:family="graphic">
      <style:graphic-properties draw:stroke="none" draw:fill="none" draw:fill-color="#ffffff" draw:textarea-horizontal-align="justify" draw:textarea-vertical-align="top" draw:auto-grow-height="true" fo:min-height="0.945cm" fo:min-width="8.068cm" fo:padding-top="0.127cm" fo:padding-bottom="0.127cm" fo:padding-left="0.254cm" fo:padding-right="0.254cm" fo:wrap-option="wrap" draw:shadow-color="#808080" style:run-through="foreground"/>
    </style:style>
    <style:style style:name="gr14" style:family="graphic">
      <style:graphic-properties draw:stroke="none" draw:fill="none" draw:fill-color="#ffffff" draw:textarea-horizontal-align="justify" draw:textarea-vertical-align="bottom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g text:anchor-type="char" draw:z-index="0" draw:style-name="gr1"><draw:g draw:style-name="gr2"><draw:g draw:style-name="gr2"><draw:custom-shape draw:style-name="gr3" draw:text-style-name="P3" svg:width="12.279cm" svg:height="6.077cm" svg:x="0cm" svg:y="17.127cm"><text:p/><draw:enhanced-geometry svg:viewBox="0 0 7132 2863" draw:type="non-primitive" draw:enhanced-path="M 0 0 L 17 2863 7132 2578 7132 200 0 0 Z N"/></draw:custom-shape><draw:custom-shape draw:style-name="gr4" draw:text-style-name="P4" svg:width="5.968cm" svg:height="7.536cm" svg:x="12.278cm" svg:y="16.344cm"><text:p/><draw:enhanced-geometry svg:viewBox="0 0 3466 3550" draw:type="non-primitive" draw:enhanced-path="M 0 569 L 0 2930 3466 3550 3466 0 0 569 Z N"/></draw:custom-shape><draw:custom-shape draw:style-name="gr5" draw:text-style-name="P3" svg:width="2.74cm" svg:height="7.536cm" svg:x="18.247cm" svg:y="16.344cm"><text:p/><draw:enhanced-geometry svg:viewBox="0 0 1591 3550" draw:type="non-primitive" draw:enhanced-path="M 0 0 L 0 3550 1591 2746 1591 737 0 0 Z N"/></draw:custom-shape></draw:g><draw:custom-shape draw:style-name="gr6" draw:text-style-name="P5" svg:width="7.093cm" svg:height="6.185cm" svg:x="13.907cm" svg:y="17.092cm"><text:p/><draw:enhanced-geometry svg:viewBox="0 0 4120 2913" draw:type="non-primitive" draw:enhanced-path="M 1 251 L 0 2662 4120 2913 4120 0 1 251 Z N"/></draw:custom-shape><draw:custom-shape draw:style-name="gr7" draw:text-style-name="P6" svg:width="6.861cm" svg:height="8.995cm" svg:x="7.075cm" svg:y="15.67cm"><text:p/><draw:enhanced-geometry svg:viewBox="0 0 3985 4236" draw:type="non-primitive" draw:enhanced-path="M 0 0 L 0 4236 3985 3349 3985 921 0 0 Z N"/></draw:custom-shape><draw:custom-shape draw:style-name="gr8" draw:text-style-name="P5" svg:width="7.035cm" svg:height="9.03cm" svg:x="0.041cm" svg:y="15.67cm"><text:p/><draw:enhanced-geometry svg:viewBox="0 0 4086 4253" draw:type="non-primitive" draw:enhanced-path="M 4086 0 L 4084 4253 0 3198 0 1072 4086 0 Z N"/></draw:custom-shape><draw:custom-shape draw:style-name="gr9" draw:text-style-name="P7" svg:width="3.574cm" svg:height="8.176cm" svg:x="0.039cm" svg:y="16.133cm"><text:p/><draw:enhanced-geometry svg:viewBox="0 0 2076 3851" draw:type="non-primitive" draw:enhanced-path="M 0 921 L 2060 0 2076 3851 0 2981 0 921 Z N"/></draw:custom-shape><draw:custom-shape draw:style-name="gr10" draw:text-style-name="P8" svg:width="10.35cm" svg:height="8.143cm" svg:x="3.586cm" svg:y="16.133cm"><text:p/><draw:enhanced-geometry svg:viewBox="0 0 6011 3835" draw:type="non-primitive" draw:enhanced-path="M 0 0 L 17 3835 6011 2629 6011 1239 0 0 Z N"/></draw:custom-shape><draw:custom-shape draw:style-name="gr11" draw:text-style-name="P7" svg:width="7.063cm" svg:height="7.287cm" svg:x="13.935cm" svg:y="16.595cm"><text:p/><draw:enhanced-geometry svg:viewBox="0 0 4102 3432" draw:type="non-primitive" draw:enhanced-path="M 0 1038 L 0 2411 4102 3432 4102 0 0 1038 Z N"/></draw:custom-shape></draw:g><draw:frame draw:style-name="gr12" draw:text-style-name="P10" svg:width="14.821cm" svg:height="1.837cm" svg:x="3.089cm" svg:y="0cm"><draw:text-box><text:p text:style-name="P9"><text:span text:style-name="T1"/></text:p><text:p text:style-name="P9"><text:span text:style-name="T1"/></text:p></draw:text-box></draw:frame><draw:frame draw:style-name="gr13" draw:text-style-name="P12" svg:width="8.577cm" svg:height="1.2cm" svg:x="11.142cm" svg:y="18.526cm"><draw:text-box><text:p text:style-name="P11"><text:span text:style-name="T2">09/05/2016</text:span></text:p></draw:text-box></draw:frame><draw:frame draw:style-name="gr14" draw:text-style-name="P10" svg:width="14.821cm" svg:height="13.853cm" svg:x="3.089cm" svg:y="1.626cm"><draw:text-box><text:p text:style-name="P9"><text:span text:style-name="T3">Entrega proyecto programación Tetris</text:span></text:p><text:p text:style-name="P13"><text:span text:style-name="T4"/></text:p><text:p text:style-name="P13"><text:span text:style-name="T4">ESTRUCTURA Y TECNOLOGÍA DE COMPUTADORES</text:span></text:p><text:p text:style-name="P13"><text:span text:style-name="T1"/></text:p><text:p text:style-name="P13"><text:span text:style-name="T1">Pablo José Rocamora Zamora</text:span></text:p><text:p text:style-name="P13"><text:span text:style-name="T1">Arturo Córdoba Pérez</text:span></text:p><text:p text:style-name="P13"><text:span text:style-name="T1"/></text:p></draw:text-box></draw:frame></draw:g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WenQuanYi Micro Hei1" svg:font-family="'WenQuanYi Micro He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trega Boletines de Ensamblador</dc:title>
    <dc:subject>ESTRUCTURA Y TECNOLOGÍA DE COMPUTADORES</dc:subject>
    <meta:initial-creator>Pablo José Rocamora Zamora</meta:initial-creator>
    <meta:creation-date>2016-05-11T00:02:00</meta:creation-date>
    <dc:date>2016-05-11T00:31:38.090956322</dc:date>
    <meta:editing-cycles>7</meta:editing-cycles>
    <meta:generator>LibreOffice/5.1.2.2$Linux_X86_64 LibreOffice_project/d3bf12ecb743fc0d20e0be0c58ca359301eb705f</meta:generator>
    <meta:editing-duration>PT8M11S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